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6179e"/>
    </style:style>
    <style:style style:name="P3" style:family="paragraph" style:parent-style-name="List_20_Paragraph" style:list-style-name="WWNum1">
      <style:text-properties officeooo:paragraph-rsid="00099d4e"/>
    </style:style>
    <style:style style:name="P4" style:family="paragraph" style:parent-style-name="List_20_Paragraph">
      <style:text-properties fo:font-size="12pt" style:font-size-asian="12pt" style:font-size-complex="12pt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text-properties officeooo:paragraph-rsid="0007c7b9"/>
    </style:style>
    <style:style style:name="P7" style:family="paragraph" style:parent-style-name="List_20_Paragraph" style:list-style-name="WWNum2">
      <style:text-properties officeooo:paragraph-rsid="00099d4e"/>
    </style:style>
    <style:style style:name="P8" style:family="paragraph" style:parent-style-name="List_20_Paragraph" style:list-style-name="WWNum3"/>
    <style:style style:name="P9" style:family="paragraph" style:parent-style-name="List_20_Paragraph" style:list-style-name="WWNum3">
      <style:text-properties officeooo:paragraph-rsid="00099d4e"/>
    </style:style>
    <style:style style:name="P10" style:family="paragraph" style:parent-style-name="List_20_Paragraph" style:list-style-name="WWNum4"/>
    <style:style style:name="P11" style:family="paragraph" style:parent-style-name="List_20_Paragraph" style:list-style-name="WWNum4">
      <style:text-properties officeooo:paragraph-rsid="00099d4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text-properties fo:language="el" fo:country="GR" officeooo:paragraph-rsid="0006179e"/>
    </style:style>
    <style:style style:name="P18" style:family="paragraph" style:parent-style-name="Standard">
      <style:text-properties fo:language="el" fo:country="GR" officeooo:paragraph-rsid="0007c7b9"/>
    </style:style>
    <style:style style:name="P19" style:family="paragraph" style:parent-style-name="Standard">
      <style:text-properties officeooo:paragraph-rsid="0006179e"/>
    </style:style>
    <style:style style:name="P20" style:family="paragraph" style:parent-style-name="Standard">
      <style:paragraph-properties fo:margin-top="0in" fo:margin-bottom="0.111in" style:contextual-spacing="false" fo:line-height="108%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el" fo:country="GR" officeooo:paragraph-rsid="0007c7b9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el" fo:country="GR" officeooo:rsid="0007c7b9" officeooo:paragraph-rsid="0007c7b9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paragraph-rsid="0007c7b9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language="en" fo:country="US" officeooo:rsid="0007c7b9" officeooo:paragraph-rsid="0007c7b9"/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style:font-name="Calibri" fo:font-weight="bold" style:font-name-asian="Calibri1" style:font-weight-asian="bold" style:font-name-complex="Times New Roman" style:font-weight-complex="bold"/>
    </style:style>
    <style:style style:name="T3" style:family="text">
      <style:text-properties style:font-name="Calibri" fo:language="en" fo:country="US" style:font-name-asian="Calibri1" style:font-name-complex="Times New Roman"/>
    </style:style>
    <style:style style:name="T4" style:family="text">
      <style:text-properties style:font-name="Calibri" style:font-name-asian="Calibri1" style:font-name-complex="Times New Roman"/>
    </style:style>
    <style:style style:name="T5" style:family="text">
      <style:text-properties style:font-name="Calibri" fo:language="el" fo:country="GR" officeooo:rsid="0006179e" style:font-name-asian="Calibri1" style:font-name-complex="Times New Roman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style-complex="italic" style:font-weight-complex="bold"/>
    </style:style>
    <style:style style:name="T8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9" style:family="text">
      <style:text-properties fo:font-size="14pt" fo:language="en" fo:country="US" officeooo:rsid="00150e83" style:font-size-asian="14pt" style:font-size-complex="14pt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6179e" style:font-size-asian="12pt" style:font-size-complex="12pt"/>
    </style:style>
    <style:style style:name="T12" style:family="text">
      <style:text-properties fo:font-size="12pt" officeooo:rsid="0007c7b9" style:font-size-asian="12pt" style:font-size-complex="12pt"/>
    </style:style>
    <style:style style:name="T13" style:family="text">
      <style:text-properties fo:font-size="12pt" officeooo:rsid="000dccde" style:font-size-asian="12pt" style:font-size-complex="12pt"/>
    </style:style>
    <style:style style:name="T14" style:family="text">
      <style:text-properties fo:font-size="12pt" officeooo:rsid="00087d0f" style:font-size-asian="12pt" style:font-size-complex="12pt"/>
    </style:style>
    <style:style style:name="T15" style:family="text">
      <style:text-properties fo:font-size="12pt" officeooo:rsid="00099d4e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2pt" fo:language="en" fo:country="US" officeooo:rsid="00087d0f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language="el" fo:country="GR" style:font-size-asian="12pt" style:font-size-complex="12pt"/>
    </style:style>
    <style:style style:name="T20" style:family="text">
      <style:text-properties fo:font-size="12pt" fo:language="el" fo:country="GR" officeooo:rsid="0006179e" style:font-size-asian="12pt" style:font-size-complex="12pt"/>
    </style:style>
    <style:style style:name="T21" style:family="text">
      <style:text-properties fo:font-size="12pt" fo:language="el" fo:country="GR" officeooo:rsid="000dccde" style:font-size-asian="12pt" style:font-size-complex="12pt"/>
    </style:style>
    <style:style style:name="T22" style:family="text">
      <style:text-properties fo:font-size="12pt" fo:language="el" fo:country="GR" officeooo:rsid="0007c7b9" style:font-size-asian="12pt" style:font-size-complex="12pt"/>
    </style:style>
    <style:style style:name="T23" style:family="text">
      <style:text-properties fo:font-size="12pt" fo:language="el" fo:country="GR" officeooo:rsid="002aabcc" style:font-size-asian="12pt" style:font-size-complex="12pt"/>
    </style:style>
    <style:style style:name="T24" style:family="text">
      <style:text-properties fo:font-size="12pt" fo:language="en" fo:country="GB" officeooo:rsid="00087d0f" style:font-size-asian="12pt" style:font-size-complex="12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language="el" fo:country="GR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0ab6f1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13ab33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099ef3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053494" style:font-size-asian="11pt" style:font-weight-asian="normal" style:font-size-complex="11pt" style:font-weight-complex="normal"/>
    </style:style>
    <style:style style:name="T32" style:family="text">
      <style:text-properties fo:font-size="11pt" fo:language="en" fo:country="US" fo:font-weight="normal" officeooo:rsid="0013ab33" style:font-size-asian="11pt" style:font-weight-asian="normal" style:font-size-complex="11pt" style:font-weight-complex="normal"/>
    </style:style>
    <style:style style:name="T33" style:family="text">
      <style:text-properties fo:font-size="11pt" fo:language="en" fo:country="US" fo:font-weight="normal" officeooo:rsid="0007c7b9" style:font-size-asian="11pt" style:font-weight-asian="normal" style:font-size-complex="11pt" style:font-weight-complex="normal"/>
    </style:style>
    <style:style style:name="T34" style:family="text">
      <style:text-properties fo:font-size="11pt" fo:language="el" fo:country="GR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language="el" fo:country="GR" fo:font-weight="normal" officeooo:rsid="0013ab33" style:font-size-asian="11pt" style:font-weight-asian="normal" style:font-size-complex="11pt" style:font-weight-complex="normal"/>
    </style:style>
    <style:style style:name="T36" style:family="text">
      <style:text-properties fo:font-size="11pt" fo:language="el" fo:country="GR" fo:font-weight="normal" officeooo:rsid="0007c7b9" style:font-size-asian="11pt" style:font-weight-asian="normal" style:font-size-complex="11pt" style:font-weight-complex="normal"/>
    </style:style>
    <style:style style:name="T37" style:family="text">
      <style:text-properties fo:font-size="11pt" fo:language="el" fo:country="GR" fo:font-weight="normal" officeooo:rsid="00053494" style:font-size-asian="11pt" style:font-weight-asian="normal" style:font-size-complex="11pt" style:font-weight-complex="normal"/>
    </style:style>
    <style:style style:name="T38" style:family="text">
      <style:text-properties fo:font-size="11pt" fo:language="en" fo:country="GB" fo:font-weight="normal" style:font-size-asian="11pt" style:font-weight-asian="normal" style:font-size-complex="11pt" style:font-weight-complex="normal"/>
    </style:style>
    <style:style style:name="T39" style:family="text">
      <style:text-properties fo:font-size="11pt" fo:language="en" fo:country="GB" fo:font-weight="normal" officeooo:rsid="0013ab33" style:font-size-asian="11pt" style:font-weight-asian="normal" style:font-size-complex="11pt" style:font-weight-complex="normal"/>
    </style:style>
    <style:style style:name="T40" style:family="text">
      <style:text-properties fo:language="en" fo:country="GB"/>
    </style:style>
    <style:style style:name="T41" style:family="text">
      <style:text-properties officeooo:rsid="00099d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Use-Cases <text:s text:c="2"/></text:span></text:p>
      <text:p text:style-name="P12"><text:span text:style-name="T1">Admin</text:span></text:p>
      <text:p text:style-name="P13"/>
      <text:p text:style-name="P20"><text:span text:style-name="T2">Τίτλος</text:span><text:span text:style-name="T3">: </text:span><text:span text:style-name="T5">Δώσε Δώρα (</text:span><text:span text:style-name="T3">Give gifts</text:span><text:span text:style-name="T5">)</text:span></text:p>
      <text:p text:style-name="P20"><text:span text:style-name="T2">Χειριστές</text:span><text:span text:style-name="T4">: Διαχειριστής</text:span></text:p>
      <text:p text:style-name="P20"><text:span text:style-name="T2">Περιγραφή</text:span><text:span text:style-name="T4">: Αυτή η περίπτωση χρήσης αρχίζει όταν ο διαχειριστής επιλέξει “</text:span><text:span text:style-name="T3">Give</text:span><text:span text:style-name="T4"> </text:span><text:span text:style-name="T3">gifts</text:span><text:span text:style-name="T4">” και του επιτρέπει αφού δει τους χρήστες της εφαρμογής που πληρούν τα κριτήρια δώρων να επιλέξει ένα για αυτούς. Η περίπτωση χρήσης τελειώνει όταν ο ιδιοκτήτης επιλέξει το δώρο και ενημερωθεί το προφίλ του χρήστη.</text:span></text:p>
      <text:p text:style-name="P14"/>
      <text:p text:style-name="P17"><text:span text:style-name="T8">Β</text:span><text:span text:style-name="T9">ασική ροή</text:span><text:span text:style-name="T8">:</text:span></text:p>
      <text:list xml:id="list2339217973" text:style-name="WWNum1">
        <text:list-item>
          <text:p text:style-name="P3"><text:span text:style-name="T10">Ο διαχειριστής πλοηγείται </text:span><text:span text:style-name="T23">στην αρχική σελίδα</text:span><text:span text:style-name="T10"> της εφαρμογής και </text:span><text:span text:style-name="T11">επιλέγει</text:span><text:span text:style-name="T10"> “</text:span><text:span text:style-name="T16">Give</text:span><text:span text:style-name="T10"> </text:span><text:span text:style-name="T16">gifts”</text:span><text:span text:style-name="T10">.</text:span></text:p>
        </text:list-item>
        <text:list-item>
          <text:p text:style-name="P1"><text:span text:style-name="T10">Το σύστημα αντλεί δεδομένα για τους χρήστες που πληρούν τα κριτήρια δώρων.</text:span></text:p>
        </text:list-item>
        <text:list-item>
          <text:p text:style-name="P1"><text:span text:style-name="T10">Το σύστημα εμφανίζει στον διαχειριστή τις επιλογές δώρων </text:span><text:span text:style-name="T11">και τους</text:span><text:span text:style-name="T10"> χρήστ</text:span><text:span text:style-name="T11">ες</text:span><text:span text:style-name="T10">.</text:span></text:p>
        </text:list-item>
        <text:list-item>
          <text:p text:style-name="P2"><text:span text:style-name="T10">Ο διαχειριστής επιλέγει τον χρήστη </text:span><text:span text:style-name="T11">και </text:span><text:span text:style-name="T10">το δώρο που θα δώσει.</text:span></text:p>
        </text:list-item>
        <text:list-item>
          <text:p text:style-name="P2"><text:span text:style-name="T19">Το σύστημα αποθηκεύει τις αλλαγές και ενημερώνεται.</text:span><text:span text:style-name="T10">.</text:span></text:p>
        </text:list-item>
        <text:list-item>
          <text:p text:style-name="P1"><text:span text:style-name="T10">Το σύστημα εμφανίζει μήνυμα στον διαχειριστή «</text:span><text:span text:style-name="T16">Success</text:span><text:span text:style-name="T10">!».</text:span></text:p>
          <text:p text:style-name="P1"><text:span text:style-name="T10"/></text:p>
        </text:list-item>
      </text:list>
      <text:p text:style-name="P4"/>
      <text:p text:style-name="Standard"><text:span text:style-name="T6">Εναλλακτική ροή :</text:span></text:p>
      <text:p text:style-name="Standard"><text:span text:style-name="T10">2.1)Το σύστημα δεν εμφανίζει κάποιον χρήστη, καθώς κανείς δεν πληρεί τα κριτήρια δώρων.</text:span></text:p>
      <text:p text:style-name="P19"><text:span text:style-name="T10">2.3)Το σύστημα επιστρέφει τον διαχειριστή </text:span><text:span text:style-name="T19">στην αρχική σελίδα της εφαρμογής</text:span><text:span text:style-name="T10">.</text:span></text:p>
      <text:p text:style-name="P15"/>
      <text:p text:style-name="P19"><text:span text:style-name="T18">Τίτλος</text:span><text:span text:style-name="T10">: </text:span><text:span text:style-name="T20">Προβολή Εσόδων (</text:span><text:span text:style-name="T16">Show</text:span><text:span text:style-name="T10"> </text:span><text:span text:style-name="T16">incomes</text:span><text:span text:style-name="T20">)</text:span></text:p>
      <text:p text:style-name="Standard"><text:span text:style-name="T18">Χειριστές</text:span><text:span text:style-name="T10">: Διαχειριστής</text:span></text:p>
      <text:p text:style-name="Standard"><text:span text:style-name="T18">Περιγραφή</text:span><text:span text:style-name="T10">: Αυτή η περίπτωση χρήσης αρχίζει όταν ο διαχειριστής επιλέξει “</text:span><text:span text:style-name="T16">Show</text:span><text:span text:style-name="T10"> </text:span><text:span text:style-name="T16">incomes</text:span><text:span text:style-name="T10">” και του επιτρέπει αφού επιλέξει την κατηγορία </text:span><text:span text:style-name="T16">Total</text:span><text:span text:style-name="T10">,</text:span><text:span text:style-name="T16">Courts</text:span><text:span text:style-name="T10"> ή </text:span><text:span text:style-name="T16">Owners</text:span><text:span text:style-name="T10"> και </text:span><text:soft-page-break/><text:span text:style-name="T10">τις ημερομηνίες που τον ενδιαφέρουν να δει τα συνολικά έσοδα όπου και τελειώνει η περίπτωση χρήσης.</text:span></text:p>
      <text:p text:style-name="P16"/>
      <text:p text:style-name="P17"><text:span text:style-name="T8">Β</text:span><text:span text:style-name="T9">ασική ροή</text:span><text:span text:style-name="T8">:</text:span></text:p>
      <text:list xml:id="list3746035204" text:style-name="WWNum2">
        <text:list-item>
          <text:p text:style-name="P7"><text:span text:style-name="T10">Ο διαχειριστής πλοηγείται </text:span><text:span text:style-name="T19">στην </text:span><text:span text:style-name="T23">αρχική</text:span><text:span text:style-name="T19"> σελίδα</text:span><text:span text:style-name="T10"> της εφαρμογής και </text:span><text:span text:style-name="T11">επιλέγει</text:span><text:span text:style-name="T10"> “</text:span><text:span text:style-name="T16">Show</text:span><text:span text:style-name="T10"> </text:span><text:span text:style-name="T16">incomes”</text:span><text:span text:style-name="T10">.</text:span></text:p>
        </text:list-item>
        <text:list-item>
          <text:p text:style-name="P5"><text:span text:style-name="T10">Το σύστημα δίνει την δυνατότητα στον διαχειριστή να επιλέξει μία από τις επιλογές </text:span><text:span text:style-name="T16">Total</text:span><text:span text:style-name="T10">, </text:span><text:span text:style-name="T16">Courts</text:span><text:span text:style-name="T10"> και </text:span><text:span text:style-name="T16">Owners</text:span><text:span text:style-name="T10">.</text:span></text:p>
        </text:list-item>
        <text:list-item>
          <text:p text:style-name="P6"><text:span text:style-name="T10"><text:s/>Ο διαχειριστής επιλέγει </text:span><text:span text:style-name="T12">μια εκ</text:span><text:span text:style-name="T10"> </text:span><text:span text:style-name="T12">των</text:span><text:span text:style-name="T10"> κατηγοριών</text:span><text:span text:style-name="T10"> </text:span><text:span text:style-name="T16">Total, <text:s/>Courts, Owners </text:span><text:span text:style-name="T20">και το διάστημα ημερομηνιών που θέλει να δει</text:span><text:span text:style-name="T10">.</text:span></text:p>
        </text:list-item>
        <text:list-item>
          <text:p text:style-name="P6"><text:span text:style-name="T21">Το σύστημα αντλεί δεδομένα </text:span><text:span text:style-name="T22">με βάση τις ημερομηνίες εισαγωγής του χρήστη και την επιλογή εσόδων.</text:span></text:p>
        </text:list-item>
        <text:list-item>
          <text:p text:style-name="P6"><text:span text:style-name="T21">Το σύστημα </text:span><text:span text:style-name="T22"><text:s/>υπολογίζει τα έσοδα</text:span><text:span text:style-name="T21"> με βάση δεδομένα εισαγωγής.</text:span></text:p>
        </text:list-item>
        <text:list-item>
          <text:p text:style-name="P5"><text:span text:style-name="T10">Το σύστημα εμφανίζει στον διαχειριστή το σύνολο των εσόδων σύμφωνα με τις προηγούμενες επιλογές του.</text:span></text:p>
        </text:list-item>
      </text:list>
      <text:p text:style-name="P4"/>
      <text:p text:style-name="P22"><text:span text:style-name="T28">Εναλλακτική ροή </text:span><text:span text:style-name="T32">1</text:span></text:p>
      <text:p text:style-name="P23">4.1.1<text:tab/><text:span text:style-name="T13">Το σύστημα αντλεί δεδομένα </text:span><text:span text:style-name="T10">με βάση τις επιλογές του χρήστη αλλά δεν υπάρχουν έσοδα.</text:span></text:p>
      <text:p text:style-name="P24"><text:span text:style-name="T22">4.1.2<text:tab/></text:span><text:span text:style-name="T35">Το σύστημα </text:span><text:span text:style-name="T36">εμφανίζει μήνυμα</text:span><text:span text:style-name="T39"> </text:span><text:span text:style-name="T35">“</text:span><text:span text:style-name="T32">No </text:span><text:span text:style-name="T33">incomes</text:span><text:span text:style-name="T32"> </text:span><text:span text:style-name="T33">between the selected dates</text:span><text:span text:style-name="T35">”.</text:span></text:p>
      <text:p text:style-name="P25"><text:span text:style-name="T29">4.</text:span><text:span text:style-name="T27">1.3<text:tab/></text:span><text:span text:style-name="T37">Η εναλλακτική ροή μεταβαίνει στο βήμα 3 της</text:span> <text:s/><text:span text:style-name="T34">β</text:span><text:span text:style-name="T34">α</text:span><text:span text:style-name="T34">σ</text:span><text:span text:style-name="T38">ικής </text:span><text:span text:style-name="T34">ρο</text:span><text:span text:style-name="T38">ή</text:span><text:span text:style-name="T34">ς</text:span> <text:span text:style-name="T37">της περίπτωσης χρήσης.</text:span></text:p>
      <text:p text:style-name="P23"><text:span text:style-name="T27"/></text:p>
      <text:p text:style-name="P14"/>
      <text:p text:style-name="Standard"><text:span text:style-name="T18">Τίτλος</text:span><text:span text:style-name="T10">: </text:span><text:span text:style-name="T12">Τεχνική Υποστήριξη (</text:span><text:span text:style-name="T16">Technical</text:span><text:span text:style-name="T10"> </text:span><text:span text:style-name="T16">Support</text:span><text:span text:style-name="T22">)</text:span></text:p>
      <text:p text:style-name="Standard"><text:span text:style-name="T18">Χειριστές</text:span><text:span text:style-name="T10">: Ιδιοκτήτης Γηπέδου, Διαχειριστής ,Χρήστης</text:span></text:p>
      <text:p text:style-name="Standard"><text:span text:style-name="T18">Περιγραφή</text:span><text:span text:style-name="T10">: Αυτή η περίπτωση χρήσης αρχίζει όταν ο διαχειριστής επιλέξει “</text:span><text:span text:style-name="T16">Technical</text:span><text:span text:style-name="T10"> </text:span><text:span text:style-name="T16">Support</text:span><text:span text:style-name="T10">” και του επιτρέπει να δει τα μηνύματα του από χρήστες ή ιδιοκτήτες, να απαντήσει η να τα διαγράψει καθώς και η δυνατότητα “</text:span><text:span text:style-name="T16">Live</text:span><text:span text:style-name="T10"> </text:span><text:span text:style-name="T16">support</text:span><text:span text:style-name="T10">” με κάποιον χρήστη. Η περίπτωση χρήσης τελειώνει όταν ο διαχειριστής κλείσει το παράθυρο του μηνύματος, απαντήσει </text:span><text:span text:style-name="T14">ή</text:span><text:span text:style-name="T10"> διαγράψει το μήνυμα.</text:span></text:p>
      <text:p text:style-name="P15"/>
      <text:p text:style-name="Standard"><text:span text:style-name="T10"><text:s text:c="5"/></text:span><text:span text:style-name="T25"><text:s text:c="6"/></text:span></text:p>
      <text:p text:style-name="P16"><text:soft-page-break/></text:p>
      <text:p text:style-name="P18"><text:span text:style-name="T8">Β</text:span><text:span text:style-name="T9">ασική ροή</text:span><text:span text:style-name="T8">:</text:span></text:p>
      <text:list xml:id="list298675250" text:style-name="WWNum3">
        <text:list-item>
          <text:p text:style-name="P9"><text:span text:style-name="T10">Ο διαχειριστής πλοηγείται </text:span><text:span text:style-name="T23">στην αρχική σελίδα</text:span><text:span text:style-name="T10"> της εφαρμογής και </text:span><text:span text:style-name="T15">επιλέγει</text:span><text:span text:style-name="T10"> “</text:span><text:span text:style-name="T16">Technical</text:span><text:span text:style-name="T10"> </text:span><text:span text:style-name="T16">Support”</text:span><text:span text:style-name="T10">.</text:span></text:p>
        </text:list-item>
        <text:list-item>
          <text:p text:style-name="P8"><text:span text:style-name="T10">Το σύστημα εμφανίζει στον διαχειριστή τις επιλογές <text:s/></text:span><text:span text:style-name="T16">Live</text:span><text:span text:style-name="T10"> </text:span><text:span text:style-name="T16">Support</text:span><text:span text:style-name="T10"> και </text:span><text:span text:style-name="T16">Messages</text:span><text:span text:style-name="T10">.</text:span></text:p>
        </text:list-item>
        <text:list-item>
          <text:p text:style-name="P8"><text:span text:style-name="T10">Ο διαχειριστής επιλέγει </text:span><text:span text:style-name="T16">Messages</text:span><text:span text:style-name="T10">.</text:span></text:p>
        </text:list-item>
        <text:list-item>
          <text:p text:style-name="P8"><text:span text:style-name="T10">Το σύστημα εμφανίζει στον διαχειριστή τα μηνύματα που έχουν σταλθεί από χρήστες και ιδιοκτήτες.</text:span></text:p>
        </text:list-item>
        <text:list-item>
          <text:p text:style-name="P8"><text:span text:style-name="T10">Ο διαχειριστής <text:s/>επιλέγει ένα μήνυμα.</text:span></text:p>
        </text:list-item>
        <text:list-item>
          <text:p text:style-name="P8"><text:span text:style-name="T10">Το σύστημα δείχνει στον διαχειριστή το περιεχόμενο του μηνύματος σε νέο παράθυρο.</text:span></text:p>
        </text:list-item>
        <text:list-item>
          <text:p text:style-name="P8"><text:span text:style-name="T10">Ο διαχειριστής διαβάζει το μήνυμα και κλείνει το παράθυρο του μηνύματος.</text:span></text:p>
        </text:list-item>
      </text:list>
      <text:p text:style-name="P15"/>
      <text:p text:style-name="Standard"><text:span text:style-name="T6">Εναλλακτική ροή 1:</text:span></text:p>
      <text:p text:style-name="Standard"><text:span text:style-name="T10"><text:s text:c="4"/>7.1.1)Ο διαχειριστής επιλέγει να απαντήσει.</text:span></text:p>
      <text:p text:style-name="Standard"><text:span text:style-name="T10"><text:s text:c="4"/>7.1.2)Το σύστημα ανοίγει νέο παράθυρο στον διαχειριστή με πεδίο εισαγωγής κειμένου.</text:span></text:p>
      <text:p text:style-name="Standard"><text:span text:style-name="T10"><text:s text:c="4"/>7.1.3)Ο διαχειριστής πληκτρολογεί το μήνυμα απάντησης του και στέλνει το μήνυμα.</text:span></text:p>
      <text:p text:style-name="Standard"><text:span text:style-name="T10"><text:s text:c="4"/>7.1.4)Το σύστημα αποθηκεύει το μήνυμα.</text:span></text:p>
      <text:p text:style-name="Standard"><text:span text:style-name="T10"><text:s text:c="4"/>7.1.5) Το σύστημα εμφανίζει μήνυμα ”</text:span><text:span text:style-name="T16">Send</text:span><text:span text:style-name="T10">!” στην οθόνη του χρήστη.</text:span></text:p>
      <text:p text:style-name="Standard"><text:span text:style-name="T10"><text:s text:c="4"/>7.1.6)Το σύστημα ενημερώνει τα μηνύματα του χρήστη.</text:span></text:p>
      <text:p text:style-name="P15"/>
      <text:p text:style-name="Standard"><text:span text:style-name="T6">Εναλλακτική ροή 2:</text:span></text:p>
      <text:p text:style-name="Standard"><text:span text:style-name="T10"><text:s text:c="4"/>7.2.1)Ο διαχειριστής επιλέγει να διαγράψει το μήνυμα.</text:span></text:p>
      <text:p text:style-name="Standard"><text:span text:style-name="T10"><text:s text:c="4"/>7.2.2)Το σύστημα διαγράφει το μήνυμα</text:span><text:bookmark text:name="_GoBack"/><text:span text:style-name="T10">.</text:span></text:p>
      <text:p text:style-name="Standard"><text:span text:style-name="T10"><text:s text:c="4"/>7.2.3) Το σύστημα εμφανίζει μήνυμα ”</text:span><text:span text:style-name="T16">Deleted</text:span><text:span text:style-name="T10">!” στην οθόνη του χρήστη.</text:span></text:p>
      <text:p text:style-name="P15"/>
      <text:p text:style-name="P15"/>
      <text:p text:style-name="Standard"><text:soft-page-break/><text:span text:style-name="T18">Τίτλος</text:span><text:span text:style-name="T10">: </text:span><text:span text:style-name="T16">Modify</text:span><text:span text:style-name="T10"> </text:span><text:span text:style-name="T16">application</text:span></text:p>
      <text:p text:style-name="Standard"><text:span text:style-name="T18">Χειριστές</text:span><text:span text:style-name="T10">: Διαχειριστής </text:span></text:p>
      <text:p text:style-name="Standard"><text:span text:style-name="T18">Περιγραφή</text:span><text:span text:style-name="T10">: Αυτή η περίπτωση χρήσης αρχίζει όταν ο διαχειριστής επιλέξει “</text:span><text:span text:style-name="T16">Modify</text:span><text:span text:style-name="T10"> </text:span><text:span text:style-name="T16">application</text:span><text:span text:style-name="T10">” και του δίνει την δυνατότητα να διαγράψει ή να προσθέσει σε μια από τις κατηγορίες </text:span><text:span text:style-name="T16">User</text:span><text:span text:style-name="T10">, </text:span><text:span text:style-name="T16">Court</text:span><text:span text:style-name="T10"> και </text:span><text:span text:style-name="T16">Group</text:span><text:span text:style-name="T10">. Η περίπτωση χρήσης τελειώνει όταν μετά από αυτές τις ενέργειες το σύστημα ενημερώσει την βάση δεδομένων και εμφανίσει το κατάλληλο μήνυμα στην οθόνη του διαχειριστή.</text:span></text:p>
      <text:p text:style-name="P15"/>
      <text:p text:style-name="Standard"><text:span text:style-name="T7">ΒΑΣΙΚΗ ΡΟΗ</text:span><text:span text:style-name="T8">:</text:span></text:p>
      <text:list xml:id="list3601704024" text:style-name="WWNum4">
        <text:list-item>
          <text:p text:style-name="P11"><text:span text:style-name="T10">Ο διαχειριστής πλοηγείται </text:span><text:span text:style-name="T19">στην </text:span><text:span text:style-name="T23">αρχική</text:span><text:span text:style-name="T19"> σελίδα</text:span><text:span text:style-name="T10"> της εφαρμογής και πατάει το κουμπί <text:s/></text:span><text:span text:style-name="T16">Modify</text:span><text:span text:style-name="T10"> </text:span><text:span text:style-name="T16">application</text:span><text:span text:style-name="T10">.</text:span></text:p>
        </text:list-item>
        <text:list-item>
          <text:p text:style-name="P10"><text:span text:style-name="T10">Το σύστημα μεταφέρει τον διαχειριστή σε οθόνη με τις επιλογές </text:span><text:span text:style-name="T16">Delete</text:span><text:span text:style-name="T10"> και </text:span><text:span text:style-name="T16">Add</text:span><text:span text:style-name="T10">.</text:span></text:p>
        </text:list-item>
        <text:list-item>
          <text:p text:style-name="P10"><text:span text:style-name="T10">Ο διαχειριστής επιλέγει να διαγράψει.</text:span></text:p>
        </text:list-item>
        <text:list-item>
          <text:p text:style-name="P10"><text:span text:style-name="T10">Το σύστημα δίνει την δυνατότητα επιλογής στον διαχειριστή από τις κατηγορίες </text:span><text:span text:style-name="T16">User</text:span><text:span text:style-name="T10">, </text:span><text:span text:style-name="T16">Court</text:span><text:span text:style-name="T10"> και </text:span><text:span text:style-name="T16">Group</text:span><text:span text:style-name="T10">.</text:span></text:p>
        </text:list-item>
        <text:list-item>
          <text:p text:style-name="P10"><text:span text:style-name="T10">Ο διαχειριστής επιλέγει την κατηγορία </text:span><text:span text:style-name="T16">User</text:span><text:span text:style-name="T10">.</text:span></text:p>
        </text:list-item>
        <text:list-item>
          <text:p text:style-name="P10"><text:span text:style-name="T10">Το σύστημα αντλεί δεδομένα για όλους τους χρήστες της εφαρμογής.</text:span></text:p>
        </text:list-item>
        <text:list-item>
          <text:p text:style-name="P10"><text:span text:style-name="T10">Ο διαχειριστής επιλέγει τον χρήστη που θέλει να διαγράψει από την εφαρμογή.</text:span></text:p>
        </text:list-item>
        <text:list-item>
          <text:p text:style-name="P10"><text:span text:style-name="T10">Το σύστημα διαγράφει τον χρήστη.</text:span></text:p>
        </text:list-item>
        <text:list-item>
          <text:p text:style-name="P10"><text:span text:style-name="T10">Το σύστημα εμφανίζει μήνυμα ”</text:span><text:span text:style-name="T16">User</text:span><text:span text:style-name="T10"> </text:span><text:span text:style-name="T16">deleted</text:span><text:span text:style-name="T10">!” στην οθόνη του διαχειριστή.</text:span></text:p>
        </text:list-item>
      </text:list>
      <text:p text:style-name="P4"/>
      <text:p text:style-name="Standard"><text:span text:style-name="T6">Εναλλακτική ροή 1:</text:span></text:p>
      <text:p text:style-name="Standard"><text:span text:style-name="T10"><text:s text:c="4"/>5.1.1)Ο διαχειριστής επιλέγει την κατηγορία </text:span><text:span text:style-name="T16">Court</text:span><text:span text:style-name="T10">.</text:span></text:p>
      <text:p text:style-name="Standard"><text:span text:style-name="T10"><text:s text:c="4"/>5.1.2)Το σύστημα αντλεί δεδομένα για όλα τα γήπεδα της εφαρμογής .</text:span></text:p>
      <text:p text:style-name="Standard"><text:span text:style-name="T10"><text:s text:c="4"/>5.1.3)Ο διαχειριστής επιλέγει το γήπεδο που θέλει να διαγράψει.</text:span></text:p>
      <text:p text:style-name="Standard"><text:span text:style-name="T10"><text:s text:c="4"/>5.1.4)Το σύστημα διαγράφει το γήπεδο .</text:span></text:p>
      <text:p text:style-name="Standard"><text:span text:style-name="T10"><text:s text:c="4"/>5.1.5) Το σύστημα εμφανίζει μήνυμα ”</text:span><text:span text:style-name="T16">Court</text:span><text:span text:style-name="T10"> </text:span><text:span text:style-name="T16">deleted</text:span><text:span text:style-name="T10">!” στην οθόνη του διαχειριστή.</text:span></text:p>
      <text:p text:style-name="P15"/>
      <text:p text:style-name="P15"/>
      <text:p text:style-name="Standard"><text:soft-page-break/><text:span text:style-name="T6">Εναλλακτική ροή 2:</text:span></text:p>
      <text:p text:style-name="Standard"><text:span text:style-name="T10"><text:s text:c="4"/>5.2.1)Ο διαχειριστής επιλέγει την κατηγορία </text:span><text:span text:style-name="T16">Group</text:span><text:span text:style-name="T10">.</text:span></text:p>
      <text:p text:style-name="Standard"><text:span text:style-name="T10"><text:s text:c="4"/>5.2.2)Το σύστημα εμφανίζει στον διαχειριστή τις ενεργές αγγελίες που υπάρχουν στην εφαρμογή εκείνη την στιγμή.</text:span></text:p>
      <text:p text:style-name="Standard"><text:span text:style-name="T10"><text:s text:c="4"/>5.2.3)Ο διαχειριστής επιλέγει την αγγελία που θέλει να διαγράψει.</text:span></text:p>
      <text:p text:style-name="Standard"><text:span text:style-name="T10"><text:s text:c="4"/>5.2.4)Το σύστημα διαγράφει την επιλεγμένη αγγελία.</text:span></text:p>
      <text:p text:style-name="Standard"><text:span text:style-name="T10"><text:s text:c="4"/>5.2.5) Το σύστημα εμφανίζει μήνυμα ”</text:span><text:span text:style-name="T16">Group</text:span><text:span text:style-name="T10"> </text:span><text:span text:style-name="T16">deleted</text:span><text:span text:style-name="T10">!” στην οθόνη του διαχειριστή.</text:span></text:p>
      <text:p text:style-name="P15"/>
      <text:p text:style-name="P15"/>
      <text:p text:style-name="P15"/>
      <text:p text:style-name="Standard"><text:span text:style-name="T6">Εναλλακτική ροή 3:</text:span></text:p>
      <text:p text:style-name="Standard"><text:span text:style-name="T10"><text:s text:c="4"/>3.3.1)Ο διαχειριστής επιλέγει να προσθέσει.</text:span></text:p>
      <text:p text:style-name="Standard"><text:span text:style-name="T10"><text:s text:c="4"/>3.3.2)</text:span> <text:span text:style-name="T10">Το σύστημα δίνει την δυνατότητα στον διαχειριστή να επιλέξει μία τις κατηγορίες User, Court και Group.</text:span></text:p>
      <text:p text:style-name="Standard"><text:span text:style-name="T10"><text:s text:c="4"/>3.3.3) Ο διαχειριστής επιλέγει την κατηγορία </text:span><text:span text:style-name="T16">Court</text:span><text:span text:style-name="T10">.</text:span></text:p>
      <text:p text:style-name="Standard"><text:span text:style-name="T10"><text:s text:c="4"/>3.3.4) Το σύστημα οδηγεί τον διαχειριστή σε μία φόρμα εισαγωγής γηπέδου.</text:span></text:p>
      <text:p text:style-name="Standard"><text:span text:style-name="T10"><text:s text:c="4"/>3.3.5) Ο διαχειριστής συμπληρώνει την φόρμα.</text:span></text:p>
      <text:p text:style-name="Standard"><text:span text:style-name="T10"><text:s text:c="4"/>3.3.6)Το σύστημα προσθέτει το γήπεδο.</text:span></text:p>
      <text:p text:style-name="Standard"><text:span text:style-name="T10"><text:s text:c="4"/>3.3.7)Το σύστημα εμφανίζει μήνυμα ”</text:span><text:span text:style-name="T16">Court</text:span><text:span text:style-name="T10"> </text:span><text:span text:style-name="T16">added</text:span><text:span text:style-name="T10">!” στην οθόνη του διαχειριστή.</text:span></text:p>
      <text:p text:style-name="P15"/>
      <text:p text:style-name="Standard"><text:span text:style-name="T6">Εναλλακτική ροή 4:</text:span></text:p>
      <text:p text:style-name="Standard"><text:span text:style-name="T10"><text:s text:c="4"/>3.4.1)Ο διαχειριστής επιλέγει να προσθέσει.</text:span></text:p>
      <text:p text:style-name="Standard"><text:span text:style-name="T10"><text:s text:c="4"/>3.4.2) Το σύστημα δίνει την δυνατότητα <text:s/>στον διαχειριστή να επιλέξει μία από τις κατηγορίες User, Court και Group.</text:span></text:p>
      <text:p text:style-name="Standard"><text:span text:style-name="T10"><text:s text:c="4"/>3.4.3) Ο διαχειριστής επιλέγει την κατηγορία </text:span><text:span text:style-name="T16">Group</text:span><text:span text:style-name="T10">.</text:span></text:p>
      <text:p text:style-name="Standard"><text:span text:style-name="T10"><text:s text:c="4"/>3.4.4) Το σύστημα οδηγεί τον διαχειριστή σε μια φόρμα εισαγωγής αγγελίας παρόμοια με αυτή του χρήστη. </text:span></text:p>
      <text:p text:style-name="Standard"><text:soft-page-break/><text:span text:style-name="T10"><text:s text:c="4"/>3.4.5) Ο διαχειριστής συμπληρώνει την φόρμα.</text:span></text:p>
      <text:p text:style-name="Standard"><text:span text:style-name="T10"><text:s text:c="4"/>3.4.6)Το σύστημα αποθηκεύει την φόρμα .</text:span></text:p>
      <text:p text:style-name="Standard"><text:span text:style-name="T10"><text:s text:c="4"/>3.4.7) Το σύστημα εμφανίζει μήνυμα ”</text:span><text:span text:style-name="T16">Group</text:span><text:span text:style-name="T10"> </text:span><text:span text:style-name="T16">added</text:span><text:span text:style-name="T10">!” στην οθόνη του διαχειριστή.</text:span></text:p>
      <text:p text:style-name="P15"/>
      <text:p text:style-name="P15"/>
      <text:p text:style-name="P15"/>
      <text:p text:style-name="P15"/>
      <text:p text:style-name="P15"/>
      <text:p text:style-name="Standard"><text:span text:style-name="T10"><text:s text:c="4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4"/>
      <text:p text:style-name="P15"/>
      <text:p text:style-name="P15"/>
      <text:p text:style-name="P15"/>
      <text:p text:style-name="P4"/>
      <text:p text:style-name="P4"/>
      <text:p text:style-name="P16"/>
      <text:p text:style-name="Standard"/>
      <text:p text:style-name="List_20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p1072478@upatras.gr</meta:initial-creator>
    <meta:editing-cycles>6</meta:editing-cycles>
    <meta:creation-date>2023-03-25T10:09:00</meta:creation-date>
    <dc:date>2023-03-26T15:31:25.115000000</dc:date>
    <meta:editing-duration>PT39M53S</meta:editing-duration>
    <meta:generator>LibreOffice/7.0.2.2$Windows_X86_64 LibreOffice_project/8349ace3c3162073abd90d81fd06dcfb6b36b994</meta:generator>
    <meta:document-statistic meta:table-count="0" meta:image-count="0" meta:object-count="0" meta:page-count="6" meta:paragraph-count="94" meta:word-count="948" meta:character-count="6479" meta:non-whitespace-character-count="54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